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ControlDeVersiones" style:family="table">
      <style:table-properties style:width="17.59cm" fo:break-before="page" table:align="margins"/>
    </style:style>
    <style:style style:name="ControlDeVersiones.A" style:family="table-column">
      <style:table-column-properties style:column-width="5.863cm" style:rel-column-width="21845*"/>
    </style:style>
    <style:style style:name="ControlDeVersiones.A1" style:family="table-cell">
      <style:table-cell-properties fo:padding="0.097cm" fo:border-left="0.05pt solid #000000" fo:border-right="none" fo:border-top="0.05pt solid #000000" fo:border-bottom="0.05pt solid #000000"/>
    </style:style>
    <style:style style:name="ControlDeVersiones.C1" style:family="table-cell">
      <style:table-cell-properties fo:padding="0.097cm" fo:border="0.05pt solid #000000"/>
    </style:style>
    <style:style style:name="ControlDeVersiones.A2" style:family="table-cell">
      <style:table-cell-properties fo:padding="0.097cm" fo:border-left="0.05pt solid #000000" fo:border-right="none" fo:border-top="none" fo:border-bottom="0.05pt solid #000000"/>
    </style:style>
    <style:style style:name="ControlDeVersiones.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f4191"/>
    </style:style>
    <style:style style:name="P3" style:family="paragraph" style:parent-style-name="Standard">
      <style:paragraph-properties fo:text-align="start" style:justify-single-word="false"/>
      <style:text-properties officeooo:rsid="001c2ba6" officeooo:paragraph-rsid="0026c241"/>
    </style:style>
    <style:style style:name="P4" style:family="paragraph" style:parent-style-name="Standard">
      <style:paragraph-properties fo:text-align="start" style:justify-single-word="false"/>
      <style:text-properties officeooo:rsid="001c2ba6" officeooo:paragraph-rsid="003548bf"/>
    </style:style>
    <style:style style:name="P5" style:family="paragraph" style:parent-style-name="Standard">
      <style:paragraph-properties fo:text-align="start" style:justify-single-word="false"/>
      <style:text-properties officeooo:rsid="001c2ba6" officeooo:paragraph-rsid="0012a127"/>
    </style:style>
    <style:style style:name="P6" style:family="paragraph" style:parent-style-name="Table_20_Contents">
      <style:paragraph-properties fo:text-align="start" style:justify-single-word="false"/>
      <style:text-properties officeooo:rsid="001ff93e" officeooo:paragraph-rsid="001ff93e"/>
    </style:style>
    <style:style style:name="P7" style:family="paragraph" style:parent-style-name="Table_20_Contents">
      <style:paragraph-properties fo:text-align="start" style:justify-single-word="false"/>
      <style:text-properties officeooo:rsid="0020129a" officeooo:paragraph-rsid="0020129a"/>
    </style:style>
    <style:style style:name="P8" style:family="paragraph" style:parent-style-name="Table_20_Contents">
      <style:paragraph-properties fo:text-align="start" style:justify-single-word="false"/>
      <style:text-properties officeooo:rsid="0023dfca" officeooo:paragraph-rsid="0023dfca"/>
    </style:style>
    <style:style style:name="P9" style:family="paragraph" style:parent-style-name="Frame_20_contents">
      <style:paragraph-properties fo:text-align="start" style:justify-single-word="false"/>
      <style:text-properties officeooo:rsid="0015dcaa" officeooo:paragraph-rsid="0015dcaa"/>
    </style:style>
    <style:style style:name="P10" style:family="paragraph" style:parent-style-name="Frame_20_contents">
      <style:paragraph-properties fo:text-align="start" style:justify-single-word="false"/>
      <style:text-properties officeooo:rsid="0015dcaa" officeooo:paragraph-rsid="003391c3"/>
    </style:style>
    <style:style style:name="P11" style:family="paragraph" style:parent-style-name="Frame_20_contents">
      <style:paragraph-properties fo:text-align="start" style:justify-single-word="false"/>
      <style:text-properties officeooo:rsid="0015dcaa" officeooo:paragraph-rsid="004762ef"/>
    </style:style>
    <style:style style:name="P12" style:family="paragraph" style:parent-style-name="Frame_20_contents">
      <style:paragraph-properties fo:text-align="start" style:justify-single-word="false"/>
      <style:text-properties officeooo:rsid="0015dcaa" officeooo:paragraph-rsid="004d7142"/>
    </style:style>
    <style:style style:name="P13" style:family="paragraph" style:parent-style-name="Frame_20_contents">
      <style:paragraph-properties fo:text-align="start" style:justify-single-word="false"/>
      <style:text-properties officeooo:rsid="001b0468" officeooo:paragraph-rsid="001b0468"/>
    </style:style>
    <style:style style:name="P14" style:family="paragraph" style:parent-style-name="Frame_20_contents">
      <style:paragraph-properties fo:text-align="start" style:justify-single-word="false"/>
      <style:text-properties officeooo:rsid="00174b0b" officeooo:paragraph-rsid="00174b0b"/>
    </style:style>
    <style:style style:name="P15" style:family="paragraph" style:parent-style-name="Frame_20_contents">
      <style:paragraph-properties fo:text-align="start" style:justify-single-word="false"/>
      <style:text-properties officeooo:rsid="0018fdac" officeooo:paragraph-rsid="0018fdac"/>
    </style:style>
    <style:style style:name="P16" style:family="paragraph" style:parent-style-name="Frame_20_contents">
      <style:paragraph-properties fo:text-align="start" style:justify-single-word="false"/>
      <style:text-properties officeooo:rsid="001c2ba6" officeooo:paragraph-rsid="001c2ba6"/>
    </style:style>
    <style:style style:name="P17" style:family="paragraph" style:parent-style-name="Frame_20_contents">
      <style:paragraph-properties fo:text-align="start" style:justify-single-word="false"/>
      <style:text-properties officeooo:rsid="001e1ce4" officeooo:paragraph-rsid="001e1ce4"/>
    </style:style>
    <style:style style:name="P18" style:family="paragraph" style:parent-style-name="Standard">
      <style:paragraph-properties fo:text-align="start" style:justify-single-word="false"/>
      <style:text-properties officeooo:rsid="0010189e" officeooo:paragraph-rsid="0026c241"/>
    </style:style>
    <style:style style:name="P19" style:family="paragraph" style:parent-style-name="Standard" style:list-style-name="L1">
      <style:paragraph-properties fo:text-align="start" style:justify-single-word="false"/>
      <style:text-properties officeooo:rsid="0012a127" officeooo:paragraph-rsid="0012a127"/>
    </style:style>
    <style:style style:name="P20" style:family="paragraph" style:parent-style-name="Standard">
      <style:paragraph-properties fo:text-align="start" style:justify-single-word="false"/>
      <style:text-properties officeooo:rsid="001c2ba6" officeooo:paragraph-rsid="0026c241"/>
    </style:style>
    <style:style style:name="P21" style:family="paragraph" style:parent-style-name="Standard">
      <style:paragraph-properties fo:text-align="start" style:justify-single-word="false"/>
      <style:text-properties officeooo:rsid="001c2ba6" officeooo:paragraph-rsid="001c2ba6"/>
    </style:style>
    <style:style style:name="P22" style:family="paragraph" style:parent-style-name="Standard">
      <style:paragraph-properties fo:text-align="start" style:justify-single-word="false"/>
      <style:text-properties officeooo:rsid="000f4191" officeooo:paragraph-rsid="000f4191"/>
    </style:style>
    <style:style style:name="P23" style:family="paragraph" style:parent-style-name="Table_20_Contents">
      <style:paragraph-properties fo:text-align="start" style:justify-single-word="false"/>
      <style:text-properties officeooo:rsid="008ac600" officeooo:paragraph-rsid="008ac600"/>
    </style:style>
    <style:style style:name="P24" style:family="paragraph" style:parent-style-name="Frame_20_contents">
      <style:paragraph-properties fo:text-align="start" style:justify-single-word="false"/>
      <style:text-properties officeooo:rsid="0015dcaa" officeooo:paragraph-rsid="008c0a9e"/>
    </style:style>
    <style:style style:name="P25" style:family="paragraph" style:parent-style-name="Frame_20_contents">
      <style:paragraph-properties fo:text-align="start" style:justify-single-word="false"/>
      <style:text-properties officeooo:rsid="0015dcaa" officeooo:paragraph-rsid="0015dcaa"/>
    </style:style>
    <style:style style:name="P26" style:family="paragraph" style:parent-style-name="Frame_20_contents">
      <style:paragraph-properties fo:text-align="start" style:justify-single-word="false"/>
      <style:text-properties officeooo:rsid="0015dcaa" officeooo:paragraph-rsid="004d7142"/>
    </style:style>
    <style:style style:name="P27" style:family="paragraph" style:parent-style-name="Frame_20_contents">
      <style:paragraph-properties fo:text-align="start" style:justify-single-word="false"/>
      <style:text-properties officeooo:rsid="001c2ba6" officeooo:paragraph-rsid="001c2ba6"/>
    </style:style>
    <style:style style:name="P28" style:family="paragraph" style:parent-style-name="Frame_20_contents">
      <style:paragraph-properties fo:text-align="start" style:justify-single-word="false"/>
      <style:text-properties officeooo:rsid="001e1ce4" officeooo:paragraph-rsid="001e1ce4"/>
    </style:style>
    <style:style style:name="P29" style:family="paragraph" style:parent-style-name="Frame_20_contents">
      <style:paragraph-properties fo:text-align="start" style:justify-single-word="false"/>
      <style:text-properties officeooo:rsid="001b0468" officeooo:paragraph-rsid="001b0468"/>
    </style:style>
    <style:style style:name="P30" style:family="paragraph" style:parent-style-name="Frame_20_contents">
      <style:paragraph-properties fo:text-align="start" style:justify-single-word="false"/>
      <style:text-properties officeooo:rsid="00174b0b" officeooo:paragraph-rsid="00174b0b"/>
    </style:style>
    <style:style style:name="P31" style:family="paragraph" style:parent-style-name="Frame_20_contents">
      <style:paragraph-properties fo:text-align="start" style:justify-single-word="false"/>
      <style:text-properties officeooo:rsid="0018fdac" officeooo:paragraph-rsid="0018fdac"/>
    </style:style>
    <style:style style:name="P32" style:family="paragraph" style:parent-style-name="Frame_20_contents">
      <style:paragraph-properties fo:text-align="start" style:justify-single-word="false"/>
      <style:text-properties officeooo:rsid="001acb7f" officeooo:paragraph-rsid="008eda37"/>
    </style:style>
    <style:style style:name="P33" style:family="paragraph" style:parent-style-name="List_20_Paragraph" style:list-style-name="L1">
      <style:paragraph-properties fo:margin-top="0cm" fo:margin-bottom="0.318cm" loext:contextual-spacing="false" fo:text-align="start" style:justify-single-word="false"/>
      <style:text-properties officeooo:rsid="000f9704" officeooo:paragraph-rsid="008ac600"/>
    </style:style>
    <style:style style:name="T1" style:family="text">
      <style:text-properties officeooo:rsid="000f4191"/>
    </style:style>
    <style:style style:name="T2" style:family="text">
      <style:text-properties officeooo:rsid="001b63b8"/>
    </style:style>
    <style:style style:name="T3" style:family="text">
      <style:text-properties officeooo:rsid="0027c45d"/>
    </style:style>
    <style:style style:name="T4" style:family="text">
      <style:text-properties officeooo:rsid="0012a127"/>
    </style:style>
    <style:style style:name="T5" style:family="text">
      <style:text-properties officeooo:rsid="00390cfc"/>
    </style:style>
    <style:style style:name="T6" style:family="text">
      <style:text-properties officeooo:rsid="003cfce1"/>
    </style:style>
    <style:style style:name="T7" style:family="text">
      <style:text-properties officeooo:rsid="0043cd09"/>
    </style:style>
    <style:style style:name="T8" style:family="text">
      <style:text-properties officeooo:rsid="004f0bf0"/>
    </style:style>
    <style:style style:name="T9" style:family="text">
      <style:text-properties officeooo:rsid="00504650"/>
    </style:style>
    <style:style style:name="T10" style:family="text">
      <style:text-properties officeooo:rsid="006a1b37"/>
    </style:style>
    <style:style style:name="T11" style:family="text">
      <style:text-properties officeooo:rsid="006d0d6a"/>
    </style:style>
    <style:style style:name="T12" style:family="text">
      <style:text-properties officeooo:rsid="006d9e56"/>
    </style:style>
    <style:style style:name="T13" style:family="text">
      <style:text-properties officeooo:rsid="006f148c"/>
    </style:style>
    <style:style style:name="T14" style:family="text">
      <style:text-properties officeooo:rsid="0088599f"/>
    </style:style>
    <style:style style:name="T15" style:family="text">
      <style:text-properties fo:font-variant="normal" fo:text-transform="none" fo:font-size="11pt" fo:language="en" fo:country="US" style:text-underline-style="none" fo:font-weight="normal" style:font-size-asian="11pt" style:font-weight-asian="normal" style:font-size-complex="11pt" style:font-weight-complex="normal"/>
    </style:style>
    <style:style style:name="T16" style:family="text">
      <style:text-properties fo:font-variant="normal" fo:text-transform="none" fo:font-size="11pt" fo:language="en" fo:country="US" style:text-underline-style="none" fo:font-weight="normal" officeooo:rsid="000f9704" style:font-size-asian="11pt" style:font-weight-asian="normal" style:font-size-complex="11pt" style:font-weight-complex="normal"/>
    </style:style>
    <style:style style:name="T17" style:family="text">
      <style:text-properties officeooo:rsid="008c0a9e"/>
    </style:style>
    <style:style style:name="T18" style:family="text">
      <style:text-properties officeooo:rsid="008de33a"/>
    </style:style>
    <style:style style:name="T19" style:family="text">
      <style:text-properties officeooo:rsid="008eda37"/>
    </style:style>
    <style:style style:name="fr1" style:family="graphic" style:parent-style-name="Frame">
      <style:graphic-properties style:vertical-pos="top" style:vertical-rel="baseli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Acta de la tercera reunión del TFG</text:span></text:p>
      <text:p text:style-name="P2"/>
      <text:p text:style-name="P22">Órden del día:</text:p>
      <text:list xml:id="list4027512352" text:style-name="L1">
        <text:list-item>
          <text:p text:style-name="P33"><text:span text:style-name="T15">Decidir los requisitos para la próxima iteración y asignarlos. </text:span></text:p>
        </text:list-item>
        <text:list-item>
          <text:p text:style-name="P33"><text:span text:style-name="T15">Realizar una retrospectiva sobre los errores cometidos y bugs existentes. </text:span></text:p>
        </text:list-item>
        <text:list-item>
          <text:p text:style-name="P19">Ruegos y preguntas.</text:p>
        </text:list-item>
      </text:list>
      <text:p text:style-name="P5"/>
      <table:table table:name="ControlDeVersiones" table:style-name="ControlDeVersiones">
        <table:table-column table:style-name="ControlDeVersiones.A" table:number-columns-repeated="3"/>
        <table:table-row>
          <table:table-cell table:style-name="ControlDeVersiones.A1" office:value-type="string">
            <text:p text:style-name="P6">Versión</text:p>
          </table:table-cell>
          <table:table-cell table:style-name="ControlDeVersiones.A1" office:value-type="string">
            <text:p text:style-name="P6">Descripción</text:p>
          </table:table-cell>
          <table:table-cell table:style-name="ControlDeVersiones.C1" office:value-type="string">
            <text:p text:style-name="P6">Fecha</text:p>
          </table:table-cell>
        </table:table-row>
        <table:table-row>
          <table:table-cell table:style-name="ControlDeVersiones.A2" office:value-type="string">
            <text:p text:style-name="P6">1.0</text:p>
          </table:table-cell>
          <table:table-cell table:style-name="ControlDeVersiones.A2" office:value-type="string">
            <text:p text:style-name="P6">Versión inicial, definidos los puntos a tratar de la reunión y plantillas.</text:p>
          </table:table-cell>
          <table:table-cell table:style-name="ControlDeVersiones.C2" office:value-type="string">
            <text:p text:style-name="P7">21/10/2017</text:p>
          </table:table-cell>
        </table:table-row>
        <table:table-row>
          <table:table-cell table:style-name="ControlDeVersiones.A2" office:value-type="string">
            <text:p text:style-name="P8">1.1</text:p>
          </table:table-cell>
          <table:table-cell table:style-name="ControlDeVersiones.A2" office:value-type="string">
            <text:p text:style-name="P23">Realización de la reunión</text:p>
          </table:table-cell>
          <table:table-cell table:style-name="ControlDeVersiones.C2" office:value-type="string">
            <text:p text:style-name="P8">21/10/2017</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draw:frame draw:style-name="fr1" draw:name="Frame6" text:anchor-type="as-char" svg:width="17.59cm" style:rel-width="100%" draw:z-index="0"><draw:text-box fo:min-height="0.499cm"><text:p text:style-name="P24">Título: <text:span text:style-name="T16">Decidir los requisitos para la próxima iteración y asignarlos. </text:span></text:p><text:p text:style-name="P9">Descripción: <text:span text:style-name="T3">Pensar en objetivos, actividades y acciones a realizar</text:span></text:p><text:p text:style-name="P9">Resolución:</text:p><text:p text:style-name="P9"><text:tab/><text:span text:style-name="T5">- Primero, al pulsar el pad numérico se activa un selector y al volver a pulsar se mueve, al pulsar espacio se realiza la misma acción que el onclick y al usar ratón se desactiva el selector. En caso de que se vuelva a usar el numpad se guardaría la posición del selector.</text:span></text:p><text:p text:style-name="P9"><text:tab/><text:span text:style-name="T6">- Añadir el obstáculo de montaña, el cual no puede ser atravesado y se debe tener en cuenta en el movimiento posible de la unidad de forma que si solo puede hacer 2 movimientos, no pueda acceder a la posición trasera de la montaña.</text:span></text:p><text:p text:style-name="P9"><text:tab/><text:span text:style-name="T18">-Investigación sobre websockets</text:span></text:p></draw:text-box></draw:frame></text:p>
      <text:p text:style-name="P3"><draw:frame draw:style-name="fr1" draw:name="Frame12" text:anchor-type="as-char" svg:width="17.59cm" style:rel-width="100%" draw:z-index="2"><draw:text-box fo:min-height="0.499cm"><text:p text:style-name="P13">Identificado<text:span text:style-name="T2">r:3A-001</text:span></text:p><text:p text:style-name="P9">Título:<text:span text:style-name="T19">Movimiento y selección de unidades con un selector con numpad</text:span></text:p><text:p text:style-name="P9">Descripción: <text:span text:style-name="T19">Al pulsar el numpad se debe activar un selector colocado en (0,0) y al volver a pulsar numpad se debe poder ir moviendo, además si se pulsa espacio se debe realizar la misma acción que onclick y al volver a usar el teclado se debe desactivar el selector, guardando su posición en caso de que se vuelva a pulsar el numpad.</text:span></text:p><text:p text:style-name="P14">Duración:<text:span text:style-name="T7">1 semana</text:span></text:p><text:p text:style-name="P15">Subactividades:</text:p><text:p text:style-name="P32">Riesgos asociados: <text:span text:style-name="T19">3R-001, 3R-002</text:span></text:p></draw:text-box></draw:frame></text:p>
      <text:p text:style-name="P3"><draw:frame draw:style-name="fr1" draw:name="Frame13" text:anchor-type="as-char" svg:width="17.59cm" style:rel-width="100%" draw:z-index="3"><draw:text-box fo:min-height="0.499cm"><text:p text:style-name="P13">Identificado<text:span text:style-name="T2">r:3A-002</text:span></text:p><text:p text:style-name="P11">Título:<text:span text:style-name="T19">Añadir un terreno de montaña y que sea impasable</text:span></text:p><text:p text:style-name="P9">Descripción: <text:span text:style-name="T19">Se debe añadir un terreno que sea una montaña y que las unidades no puedan pasar por él, además se debe tener en cuenta que si la unidad solo se puede mover dos casillas se debe limitar el movimiento.</text:span></text:p><text:p text:style-name="P14">Duración:<text:span text:style-name="T7">1 semana</text:span></text:p><text:p text:style-name="P15">Subactividades:</text:p><text:p text:style-name="P32">Riesgos asociados:<text:span text:style-name="T19">3R-001, 3R-002</text:span></text:p></draw:text-box></draw:frame></text:p>
      <text:p text:style-name="P3"><draw:frame draw:style-name="fr1" draw:name="Frame14" text:anchor-type="as-char" svg:width="17.59cm" style:rel-width="100%" draw:z-index="4"><draw:text-box fo:min-height="0.499cm"><text:p text:style-name="P13">Identificado<text:span text:style-name="T2">r:3A-003</text:span></text:p><text:p text:style-name="P12">Título:<text:span text:style-name="T19">Investigación sobre WebSockets</text:span></text:p><text:p text:style-name="P9">Descripción:<text:span text:style-name="T19">Investigación sobre websockets para poder realizar peticiones durante las partidas.</text:span></text:p><text:p text:style-name="P14">Duración:<text:span text:style-name="T7">1 semana</text:span></text:p><text:p text:style-name="P15">Subactividades:</text:p><text:p text:style-name="P32">Riesgos asociados: <text:span text:style-name="T19">3R-001, 3R-002</text:span></text:p></draw:text-box></draw:frame></text:p>
      <text:p text:style-name="P3"><text:soft-page-break/><draw:frame draw:style-name="fr1" draw:name="Frame15" text:anchor-type="as-char" svg:width="17.59cm" style:rel-width="100%" draw:z-index="5"><draw:text-box fo:min-height="0.499cm"><text:p text:style-name="P16">Identificador:<text:span text:style-name="T19">3R-001</text:span></text:p><text:p text:style-name="P9">Título: <text:span text:style-name="T10">Falta de conocimiento de la tecnología.</text:span></text:p><text:p text:style-name="P9">Descripción: </text:p><text:p text:style-name="P16">Probabilidad de aparición: <text:span text:style-name="T11">Media</text:span></text:p><text:p text:style-name="P17">Formas de paliar: <text:span text:style-name="T12">Buscar en internet</text:span></text:p><text:p text:style-name="P17">Soluciones si ocurre: <text:span text:style-name="T13">Buscar en internet</text:span></text:p></draw:text-box></draw:frame></text:p>
      <text:p text:style-name="P3"><draw:frame draw:style-name="fr1" draw:name="Marco1" text:anchor-type="as-char" svg:width="17.59cm" style:rel-width="100%" draw:z-index="7"><draw:text-box fo:min-height="0.499cm"><text:p text:style-name="P16">Identificador:<text:span text:style-name="T19">3R-002</text:span></text:p><text:p text:style-name="P9">Título: <text:span text:style-name="T19">Existencia de trabajos de otras asignaturas</text:span></text:p><text:p text:style-name="P9">Descripción: <text:span text:style-name="T19">Existen otros trabajos en los que estaremos trabajando</text:span></text:p><text:p text:style-name="P16">Probabilidad de aparición: <text:span text:style-name="T19">Alta</text:span></text:p><text:p text:style-name="P17">Formas de paliar: <text:span text:style-name="T19">Planificar y organizarse mejor</text:span></text:p><text:p text:style-name="P17">Soluciones si ocurre: <text:span text:style-name="T19">Intentar centrarnos en las asignaturas que tengan más necesidad de ser terminadas antes.</text:span></text:p></draw:text-box></draw:frame></text:p>
      <text:p text:style-name="P3"><draw:frame draw:style-name="fr1" draw:name="Frame8" text:anchor-type="as-char" svg:width="17.59cm" style:rel-width="100%" draw:z-index="6"><draw:text-box fo:min-height="0.499cm"><text:p text:style-name="P24">Título:<text:span text:style-name="T16">Realizar una retrospectiva sobre los errores cometidos y bugs existentes. </text:span></text:p><text:p text:style-name="P9">Descripción:<text:span text:style-name="T17">Ver qué ha ido bien y mal en las iteraciones anteriores y comentar los bugs existentes en la aplicación y posibles alternativas</text:span></text:p><text:p text:style-name="P9">Resolución: <text:span text:style-name="T18">El bug al hacer click y que de en otras posiciones en principio ya está solucionado limitando el tamaño del hexágono. Además, haber empezado el menú no fue buena idea ya que debería dejarse para el final. Ver como solucionar el fallo de que se quede atascado en el segundo movimiento de la primera unidad.</text:span></text:p></draw:text-box></draw:frame></text:p>
      <text:p text:style-name="P3"><draw:frame draw:style-name="fr1" draw:name="Marco2" text:anchor-type="as-char" svg:width="17.59cm" style:rel-width="100%" draw:z-index="8"><draw:text-box fo:min-height="0.499cm"><text:p text:style-name="P13">Identificado<text:span text:style-name="T2">r:3A-004</text:span></text:p><text:p text:style-name="P12">Título:<text:span text:style-name="T19">Arreglar el bug del movimiento de la primera unidad</text:span></text:p><text:p text:style-name="P9">Descripción: <text:span text:style-name="T19">En el segundo movimiento de la unidad situada en la esquina superior izquierda, el juego se queda parado sin posibilidad de reaccionar.</text:span></text:p><text:p text:style-name="P14">Duración:<text:span text:style-name="T7">1 semana</text:span></text:p><text:p text:style-name="P15">Subactividades: </text:p><text:p text:style-name="P32">Riesgos asociados: <text:span text:style-name="T19">3R-001, <text:s/>3R-002</text:span></text:p></draw:text-box></draw:frame></text:p>
      <text:p text:style-name="P4"><text:span text:style-name="T4"><draw:frame draw:style-name="fr1" draw:name="Frame10" text:anchor-type="as-char" svg:width="17.59cm" style:rel-width="100%" draw:z-index="1"><draw:text-box fo:min-height="0.499cm"><text:p text:style-name="P10">Título:<text:span text:style-name="T4">Ruegos y preguntas.</text:span></text:p><text:p text:style-name="P9">Descripción:</text:p><text:p text:style-name="P9">Resolución: </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6:17.605165274</meta:creation-date>
    <meta:generator>LibreOffice/5.3.2.2$Windows_x86 LibreOffice_project/6cd4f1ef626f15116896b1d8e1398b56da0d0ee1</meta:generator>
    <dc:date>2017-10-27T18:35:35.409000000</dc:date>
    <meta:editing-duration>PT1H6M18S</meta:editing-duration>
    <meta:editing-cycles>121</meta:editing-cycles>
    <meta:document-statistic meta:table-count="1" meta:image-count="0" meta:object-count="0" meta:page-count="4" meta:paragraph-count="71" meta:word-count="537" meta:character-count="3493" meta:non-whitespace-character-count="3009"/>
  </office:meta>
</office:document-meta>
</file>